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nsolas" svg:font-family="Consol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text-properties style:font-name="Arial Narrow"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Arial Narrow"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Narrow"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Arial Narrow"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Narrow"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style:font-name="Arial Narrow"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Arial Narrow" fo:font-size="12pt" fo:font-weight="normal" style:font-size-asian="12pt" style:font-weight-asian="normal" style:font-size-complex="12pt" style:font-weight-complex="normal"/>
    </style:style>
    <style:style style:name="P9" style:family="paragraph" style:parent-style-name="Standard">
      <style:text-properties style:font-name="Arial Narrow"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Narrow" fo:font-size="14pt" fo:font-weight="bold" style:font-size-asian="14pt" style:font-weight-asian="bold" style:font-size-complex="14pt" style:font-weight-complex="bold"/>
    </style:style>
    <style:style style:name="P11" style:family="paragraph" style:parent-style-name="Standard" style:list-style-name="L1">
      <style:paragraph-properties fo:text-align="start"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fo:color="#000000" style:font-name="F" fo:font-size="14pt" fo:font-weight="bold" style:font-name-asian="F" style:font-size-asian="14pt" style:font-weight-asian="bold" style:font-name-complex="F" style:font-size-complex="14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text-properties style:text-underline-style="none"/>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style:font-name="F" fo:font-size="9pt" style:font-name-asian="F" style:font-size-asian="9pt" style:font-name-complex="F" style:font-size-complex="9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style:font-name="F" fo:font-size="11pt" style:font-size-asian="11pt" style:font-size-complex="11pt"/>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F" fo:font-size="11pt" style:font-name-asian="F" style:font-size-asian="11pt" style:font-name-complex="F" style:font-size-complex="11pt"/>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1pt" style:font-name-asian="F" style:font-size-asian="11pt" style:font-name-complex="F" style:font-size-complex="11pt"/>
    </style:style>
    <style:style style:name="P2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8pt" style:font-name-asian="F" style:font-size-asian="8pt" style:font-name-complex="F" style:font-size-complex="8pt"/>
    </style:style>
    <style:style style:name="P21" style:family="paragraph" style:parent-style-name="Heading_20_1">
      <style:paragraph-properties fo:text-align="center" style:justify-single-word="false"/>
      <style:text-properties fo:font-size="13pt" fo:font-weight="bold" style:font-size-asian="13pt" style:font-weight-asian="bold" style:font-size-complex="13pt" style:font-weight-complex="bold"/>
    </style:style>
    <style:style style:name="P22" style:family="paragraph" style:parent-style-name="Heading_20_1">
      <style:paragraph-properties fo:margin-top="0cm" fo:margin-bottom="0.21cm" fo:text-align="center" style:justify-single-word="false"/>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font-name-asian="Segoe UI" style:font-style-asian="italic" style:font-name-complex="Segoe UI"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rial Narrow"/>
    </style:style>
    <style:style style:name="T11" style:family="text">
      <style:text-properties style:font-name="Arial Narrow" fo:font-size="16pt" style:font-size-asian="16pt" style:font-size-complex="16pt"/>
    </style:style>
    <style:style style:name="T12" style:family="text">
      <style:text-properties style:font-name="Arial Narrow" fo:font-size="16pt" fo:font-weight="bold" style:font-size-asian="16pt" style:font-weight-asian="bold" style:font-size-complex="16pt" style:font-weight-complex="bold"/>
    </style:style>
    <style:style style:name="T13" style:family="text">
      <style:text-properties style:font-name="Arial Narrow" fo:font-weight="bold" style:font-weight-asian="bold" style:font-weight-complex="bold"/>
    </style:style>
    <style:style style:name="T14" style:family="text">
      <style:text-properties style:font-name="Arial Narrow" fo:font-size="14pt" fo:font-weight="bold" style:font-size-asian="14pt" style:font-weight-asian="bold" style:font-size-complex="14pt" style:font-weight-complex="bold"/>
    </style:style>
    <style:style style:name="T15" style:family="text">
      <style:text-properties style:font-name="Arial Narrow" fo:font-size="11pt" fo:font-weight="bold" style:font-size-asian="11pt" style:font-weight-asian="bold" style:font-size-complex="11pt" style:font-weight-complex="bold"/>
    </style:style>
    <style:style style:name="T16" style:family="text">
      <style:text-properties style:font-name="Arial Narrow" fo:font-size="13pt" fo:font-weight="bold" style:font-size-asian="13pt" style:font-weight-asian="bold" style:font-size-complex="13pt" style:font-weight-complex="bold"/>
    </style:style>
    <style:style style:name="T17" style:family="text">
      <style:text-properties style:font-name="Arial Narrow" fo:font-size="13pt" fo:font-weight="normal" style:font-size-asian="13pt" style:font-weight-asian="normal" style:font-size-complex="13pt" style:font-weight-complex="normal"/>
    </style:style>
    <style:style style:name="T18" style:family="text">
      <style:text-properties style:font-name="Arial Narrow" fo:font-size="10pt" fo:font-weight="normal" style:font-size-asian="10pt" style:font-weight-asian="normal" style:font-size-complex="10pt" style:font-weight-complex="normal"/>
    </style:style>
    <style:style style:name="T19" style:family="text">
      <style:text-properties style:font-name="Segoe UI" fo:font-style="italic" style:font-name-asian="Segoe UI" style:font-style-asian="italic" style:font-name-complex="Segoe UI" style:font-style-complex="italic"/>
    </style:style>
    <style:style style:name="T20" style:family="text">
      <style:text-properties fo:color="#000000" style:font-name-asian="F" style:font-name-complex="F"/>
    </style:style>
    <style:style style:name="T21" style:family="text">
      <style:text-properties fo:color="#000000" style:font-name="F" fo:font-size="14pt" fo:font-weight="bold" style:font-name-asian="F" style:font-size-asian="14pt" style:font-weight-asian="bold" style:font-name-complex="F" style:font-size-complex="14pt" style:font-weight-complex="bold"/>
    </style:style>
    <style:style style:name="T22" style:family="text">
      <style:text-properties fo:color="#000000" style:font-name="F" fo:font-size="11pt" fo:font-weight="bold" style:font-name-asian="F" style:font-size-asian="11pt" style:font-weight-asian="bold" style:font-name-complex="F" style:font-size-complex="11pt" style:font-weight-complex="bold"/>
    </style:style>
    <style:style style:name="T23" style:family="text">
      <style:text-properties fo:color="#000000" style:font-name="F" fo:font-size="11pt" style:font-name-asian="F" style:font-size-asian="11pt" style:font-name-complex="F" style:font-size-complex="11pt"/>
    </style:style>
    <style:style style:name="T24" style:family="text">
      <style:text-properties fo:color="#000000" style:font-name="F" fo:font-weight="bold" style:font-name-asian="F" style:font-weight-asian="bold" style:font-name-complex="F" style:font-weight-complex="bold"/>
    </style:style>
    <style:style style:name="T25" style:family="text">
      <style:text-properties fo:color="#000000" style:font-name="F" style:font-name-asian="F" style:font-name-complex="F"/>
    </style:style>
    <style:style style:name="T26" style:family="text">
      <style:text-properties fo:font-size="10pt"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9pt" style:font-size-asian="9pt" style:font-size-complex="9pt"/>
    </style:style>
    <style:style style:name="T30" style:family="text">
      <style:text-properties fo:font-size="9pt" fo:font-weight="bold" style:font-size-asian="9pt" style:font-weight-asian="bold" style:font-size-complex="9pt" style:font-weight-complex="bold"/>
    </style:style>
    <style:style style:name="T31" style:family="text">
      <style:text-properties fo:font-size="11pt" style:font-size-asian="11pt" style:font-size-complex="11pt"/>
    </style:style>
    <style:style style:name="T32" style:family="text">
      <style:text-properties fo:font-size="8pt" style:font-size-asian="8pt" style:font-size-complex="8pt"/>
    </style:style>
    <style:style style:name="T33" style:family="text">
      <style:text-properties fo:font-size="8pt" fo:font-weight="bold" style:font-size-asian="8pt" style:font-weight-asian="bold" style:font-size-complex="8pt" style:font-weight-complex="bold"/>
    </style:style>
    <style:style style:name="T34"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1" text:outline-level="1"><text:span text:style-name="T10">Automated Acceptance Tests </text:span></text:h>
      <text:h text:style-name="P22" text:outline-level="1"><text:span text:style-name="T10">Evaluation of some available Frameworks</text:span></text:h>
      <text:list xml:id="list33199420" text:style-name="L1">
        <text:list-item>
          <text:list>
            <text:list-item>
              <text:list>
                <text:list-item>
                  <text:list>
                    <text:list-item>
                      <text:p text:style-name="P11"><text:span text:style-name="T15">Cucumber </text:span><text:a xlink:type="simple" xlink:href="http://cukes.info/"><text:span text:style-name="T15">http://cukes.info/</text:span></text:a></text:p>
                    </text:list-item>
                    <text:list-item>
                      <text:p text:style-name="P11"><text:span text:style-name="T15">jbehave </text:span><text:a xlink:type="simple" xlink:href="http://jbehave.org/"><text:span text:style-name="T15">http://jbehave.org/</text:span></text:a></text:p>
                    </text:list-item>
                    <text:list-item>
                      <text:p text:style-name="P11"><text:span text:style-name="T15">Spoke Framework </text:span><text:a xlink:type="simple" xlink:href="http://jbehave.org/"><text:span text:style-name="T15">http://jbehave.org/</text:span></text:a></text:p>
                    </text:list-item>
                    <text:list-item>
                      <text:p text:style-name="P11"><text:span text:style-name="T15">Concordion </text:span><text:a xlink:type="simple" xlink:href="http://concordion.org/"><text:span text:style-name="T15">http://concordion.org/</text:span></text:a></text:p>
                    </text:list-item>
                  </text:list>
                </text:list-item>
              </text:list>
            </text:list-item>
          </text:list>
        </text:list-item>
      </text:list>
      <text:p text:style-name="P10"/>
      <text:p text:style-name="P10">Introduction</text:p>
      <text:p text:style-name="P14">Automated acceptance tests is a kind of a more general concept called <text:span text:style-name="T2">Behavior-driven development</text:span>. <text:span text:style-name="T24">BDD</text:span><text:span text:style-name="T25"> revolves around the concept of a </text:span><text:span text:style-name="T24">Story</text:span><text:span text:style-name="T25">, which represents an automatically executable increment or update of <text:s/>business functionality. <text:s/>At its core a Story comprises of one or more </text:span><text:span text:style-name="T24">Scenarios</text:span><text:span text:style-name="T25">, <text:s/>each of which represents a concrete example of the behavior of the system. <text:s/>Each Scenario comprises of a number of executable </text:span><text:span text:style-name="T24">steps</text:span><text:span text:style-name="T25">:</text:span></text:p>
      <text:p text:style-name="P18">=========================================================================</text:p>
      <text:p text:style-name="P20">A story is a collection of scenarios</text:p>
      <text:p text:style-name="P20"><text:s/></text:p>
      <text:p text:style-name="P20"><text:span text:style-name="T4">Narrative</text:span>:</text:p>
      <text:p text:style-name="P20">In order to communicate effectively to the business some functionality</text:p>
      <text:p text:style-name="P20"><text:span text:style-name="T4">as a development team</text:span> I want to use Behavior-Driven Development</text:p>
      <text:p text:style-name="P20"><text:s text:c="5"/></text:p>
      <text:p text:style-name="P20"><text:span text:style-name="T1">Scenario</text:span>: <text:s/>A scenario is a collection of executable steps of different types</text:p>
      <text:p text:style-name="P20"><text:s/></text:p>
      <text:p text:style-name="P20"><text:span text:style-name="T1">Given</text:span> step represents a precondition to an event</text:p>
      <text:p text:style-name="P20"><text:span text:style-name="T1">When</text:span> step represents the occurrence of the event</text:p>
      <text:p text:style-name="P20"><text:span text:style-name="T1">Then</text:span> step represents the outcome of the event</text:p>
      <text:p text:style-name="P20"><text:s/></text:p>
      <text:p text:style-name="P20"><text:span text:style-name="T1">Scenario</text:span>: <text:s/>Another scenario exploring different combination of events</text:p>
      <text:p text:style-name="P20"><text:s/></text:p>
      <text:p text:style-name="P20"><text:span text:style-name="T1">Given</text:span> a precondition</text:p>
      <text:p text:style-name="P20"><text:span text:style-name="T1">When</text:span> a negative event occurs</text:p>
      <text:p text:style-name="P19"><text:span text:style-name="T33">Then</text:span><text:span text:style-name="T32"> a the outcome should be captured </text:span><text:span text:style-name="T26"><text:s/></text:span><text:s text:c="2"/></text:p>
      <text:p text:style-name="P17"><text:span text:style-name="T20">=========================================================================</text:span></text:p>
      <text:p text:style-name="Standard">The above story with several scenarios is often called a <text:span text:style-name="T1">fixture. </text:span><text:span text:style-name="T34">This means that such stories are fixed (very stable!) specifications of the desired behavior of the product or system. It is very important to realize that a fixture should be understandable for people having very different roles in the development of a complex product. For example, such a fixture should be clear for Product Owner, for Architect, for Developers and, in some situations, for Customers. Therefore,</text:span><text:span text:style-name="T1"> a fixture language </text:span><text:span text:style-name="T34">is the most important parameter in the evaluation of the above BDD Frameworks.</text:span></text:p>
      <text:p text:style-name="Standard"><text:span text:style-name="T34"/></text:p>
      <text:p text:style-name="Standard"><text:span text:style-name="T34">The </text:span><text:span text:style-name="T5">second</text:span><text:span text:style-name="T34"> important evaluation parameter is a </text:span><text:span text:style-name="T1">fixture implementation</text:span><text:span text:style-name="T34">. In fact, such an implementation itself can be considered as a matter of taste, but the crucial point is <text:s/>fixture </text:span><text:span text:style-name="T1">independence</text:span><text:span text:style-name="T34"> from its implementation. For instance, if fixture semantics explicitly or implicitly forces some aspects of its implementation, then eventual changes or updates in product implementation can provoke changes in the fixture. The latter is </text:span><text:span text:style-name="T5">unacceptable</text:span><text:span text:style-name="T34"> feature of a BDD framework.</text:span></text:p>
      <text:p text:style-name="Standard"><text:span text:style-name="T34"/></text:p>
      <text:p text:style-name="Standard"><text:span text:style-name="T34">The </text:span><text:span text:style-name="T5">third</text:span><text:span text:style-name="T34"> evaluation parameter is the </text:span><text:span text:style-name="T1">report</text:span><text:span text:style-name="T34">. A report is generated as a result of the evaluation of the fixture with some hidden implementation. It is also extremely important aspect of a BDD framework. A complete fixture of <text:s/>a complex enterprise-scale product can contain many pages of the above scenarios and steps. Its evaluation can produce failures or other results for different steps. Therefore, the corresponding report should represent possible very large <text:s/>result in a clear structured form.</text:span></text:p>
      <text:p text:style-name="Standard"><text:span text:style-name="T34"/></text:p>
      <text:p text:style-name="Standard"><text:span text:style-name="T34">Next, the </text:span><text:span text:style-name="T5">forth</text:span><text:span text:style-name="T34"> evaluation parameter is an </text:span><text:span text:style-name="T1">integration with a build-server,</text:span><text:span text:style-name="T34"> for instance with </text:span><text:span text:style-name="T1">Jenkins</text:span><text:span text:style-name="T34">. There are two aspects: how the evaluation report is processed in the build-server and how the complete </text:span><text:span text:style-name="T5">Continuous Integration server </text:span><text:span text:style-name="T9">can be constructed <text:s/>using</text:span><text:span text:style-name="T34"> the BDD framework.</text:span></text:p>
      <text:p text:style-name="Standard"><text:span text:style-name="T34"/></text:p>
      <text:p text:style-name="Standard"><text:span text:style-name="T34">Finally, the </text:span><text:span text:style-name="T5">fifth</text:span><text:span text:style-name="T34"> evaluation parameter is the </text:span><text:span text:style-name="T8">developer acceptance</text:span><text:span text:style-name="T5">. </text:span><text:span text:style-name="T9">This refers to the basic skills and standards that are used by the developers. This includes such aspects as Maven and the corresponding Maven-Plug-ins, Eclipse PlugIns, clear and simple documentation and comfortable development process.</text:span></text:p>
      <text:p text:style-name="Standard"><text:span text:style-name="T9"/></text:p>
      <text:p text:style-name="P9">Cucumber Evaluation</text:p>
      <text:p text:style-name="Standard"/>
      <text:p text:style-name="Standard"><text:span text:style-name="T1">Fixture </text:span>Cucumber used the most standard and widely accepted approach. The fixture semantics is completely independent from its implementation. Moreover, Cucumber itself is a platform-independent framework. This creates a large world-wide community and reliable support. Moreover, it a special variant called <text:span text:style-name="T1">Cucumber-JVM </text:span><text:span text:style-name="T34">that is specially developed for the Java-platform.</text:span></text:p>
      <text:p text:style-name="Standard"><text:span text:style-name="T34"/></text:p>
      <text:p text:style-name="P12">Fixture implementation <text:span text:style-name="T34">provides most of standard tools for test-development such as Pico-Container, CDI, Spring, EJB, WEB, etc. An implementation is annotation-driven and can be easily used with existing JUnit-code. </text:span></text:p>
      <text:p text:style-name="P12"><text:span text:style-name="T34"/></text:p>
      <text:p text:style-name="P12"><text:soft-page-break/>Report <text:span text:style-name="T34">can be generated in many different formats such plain ASCII, HTML, JSON, XML, etc. Moreover, a report provides a very clear indication of errors and pending steps.</text:span></text:p>
      <text:p text:style-name="P12"><text:span text:style-name="T34"/></text:p>
      <text:p text:style-name="P12">Integration with a build-server<text:span text:style-name="T34"> is aimed at </text:span>Jenkins<text:span text:style-name="T34"> and it is provided with a </text:span><text:a xlink:type="simple" xlink:href="https://github.com/masterthought/jenkins-cucumber-jvm-reports-plugin-java"><text:span text:style-name="T34">special cucumber-jvm plugin</text:span></text:a><text:span text:style-name="T34">. This plug-in insures a very good representation of the evaluation of large enterprise-sclale fixtures. Moreover, the plug-in has a good documentation that allows different customizations and features</text:span></text:p>
      <text:p text:style-name="P12"><text:span text:style-name="T34"/></text:p>
      <text:p text:style-name="P12">D<text:span text:style-name="T7">eveloper acceptance</text:span><text:span text:style-name="T2"> </text:span><text:span text:style-name="T9">should be considered as an acceptable. The framework is Maven-based and is supported with numerous resources and Maven-plugins. However, it needs good skills in Maven development. For instance, installation from scratch of non-trivial demos such CDI. Spring or WEB needs significant Maven-corrections and experiments.</text:span></text:p>
      <text:p text:style-name="P12"><text:span text:style-name="T9"/></text:p>
      <text:p text:style-name="P9">jbehave Evaluation</text:p>
      <text:p text:style-name="Standard"/>
      <text:p text:style-name="Standard"><text:span text:style-name="T1">Fixture </text:span><text:span text:style-name="T34">exploits just the same </text:span>standard and widely accepted approach as <text:span text:style-name="T2">Cucumber</text:span> does. The fixture semantics is also completely independent from its implementation.</text:p>
      <text:p text:style-name="Standard"><text:span text:style-name="T34"/></text:p>
      <text:p text:style-name="P12">Fixture implementation <text:span text:style-name="T34">also provides most of standard tools for test-development such as Pico-Container, CDI, Spring, EJB, WEB, etc. An implementation is also</text:span><text:span text:style-name="T5"> annotation-driven </text:span><text:span text:style-name="T34">and can be easily used with existing JUnit-code. However, in comparison with </text:span><text:span text:style-name="T5">Cucumber-JVM, </text:span><text:span text:style-name="T9"><text:s/>the implementation is no longer exploits JUnit as the basic run-time engine and reference. Instead, it basically uses annotated POJO-classes. This is an important concept since development of a fixture evaluation should not be considered as a collection of </text:span><text:span text:style-name="T5">independent</text:span><text:span text:style-name="T9"> unit-tests (the latter is the backbone of the good JUnit-test development). <text:s/>Moreover, annotations seems to be more comfortable than that in </text:span><text:span text:style-name="T5">Cucumber</text:span></text:p>
      <text:p text:style-name="P12"><text:span text:style-name="T34"/></text:p>
      <text:p text:style-name="P12">Report <text:span text:style-name="T34">can be generated in many different formats and allows a flexible configuration. More its standard (non-configured) quality is much better that that in </text:span><text:span text:style-name="T5">Cucumber-JVM</text:span><text:span text:style-name="T34">.</text:span></text:p>
      <text:p text:style-name="P12"><text:span text:style-name="T34"/></text:p>
      <text:p text:style-name="P12">Integration with a build-server<text:span text:style-name="T34"> provides Jenkins-plugin. However, it seems that the main stream is directed towards a special Continuous</text:span><text:span text:style-name="T5"> Integration server.</text:span><text:span text:style-name="T34"> This means that integration with Jenkins is not that reliable as </text:span><text:span text:style-name="T5">Cucumber</text:span><text:span text:style-name="T34"> has.</text:span></text:p>
      <text:p text:style-name="P12"><text:span text:style-name="T34"/></text:p>
      <text:p text:style-name="Standard"><text:span text:style-name="T8">Developer acceptance</text:span><text:span text:style-name="T5"> </text:span><text:span text:style-name="T9">should be considered as </text:span><text:span text:style-name="T8">perfect </text:span><text:span text:style-name="T9">(see some interesting experience in </text:span><text:a xlink:type="simple" xlink:href="https://blog.codecentric.de/2011/03/automatisierte-akzeptanz-tests-mit-jbehave/"><text:span text:style-name="T9">Automatisierte Akzeptanz-Tests mit JBehave</text:span></text:a><text:span text:style-name="T9">). The framework is Maven-based and it has very clear Maven-support. Moreover, there is the </text:span><text:span text:style-name="T8">Eclipse Plugin.</text:span></text:p>
      <text:p text:style-name="Standard"><text:span text:style-name="T8"/></text:p>
      <text:p text:style-name="Standard"><text:span text:style-name="T14">Spoke Framework Evaluation</text:span></text:p>
      <text:p text:style-name="Standard"><text:span text:style-name="T1">Fixture </text:span><text:span text:style-name="T34">exploits groove as its language. This immediately turns the framework into a </text:span><text:span text:style-name="T1">specification</text:span><text:span text:style-name="T34">-aimed framework. In other words, it is NOT acceptable as an </text:span>Acceptance Tests framework.</text:p>
      <text:p text:style-name="P12">Fixture implantation <text:span text:style-name="T9">provides very detailed tests of the product-components. It also is very good for the so-called Test-Driven development in agile projects under SPRINT.</text:span></text:p>
      <text:p text:style-name="P12">Report <text:span text:style-name="T34">?</text:span></text:p>
      <text:p text:style-name="P12">Integration with a build-server<text:span text:style-name="T34"> with Jenkins and </text:span><text:a xlink:type="simple" xlink:href="http://puppetlabs.com/"><text:span text:style-name="T34">Puppet Labs</text:span></text:a><text:span text:style-name="T34"> provide a complete Continuous Integration framework.</text:span></text:p>
      <text:p text:style-name="P12"><text:span text:style-name="T34"/></text:p>
      <text:p text:style-name="P12"><text:span text:style-name="T34"/></text:p>
      <text:p text:style-name="P9">Concordion Evaluation</text:p>
      <text:p text:style-name="Standard"/>
      <text:p text:style-name="Standard"><text:span text:style-name="T1">Fixture </text:span><text:span text:style-name="T34">exploits HTML as its language. Its syntax and semantics are not standard and not widely accepted. Moreover, <text:s/>a fixture uses references to Java-beans used in the fixture implementation. This is unacceptable in a BDD environment</text:span></text:p>
      <text:p text:style-name="P12">Fixture implementation <text:span text:style-name="T9">is simple but too primitive. An implementation is always dependent on JUnit.</text:span></text:p>
      <text:p text:style-name="P12">Report <text:span text:style-name="T34">has a normal quality but not acceptable for large enterprise-scale fixtures.</text:span></text:p>
      <text:p text:style-name="P12">Integration with a build-server<text:span text:style-name="T34"> Jenkins is provided</text:span></text:p>
      <text:p text:style-name="P12"><text:span text:style-name="T7">Developer acceptance</text:span><text:span text:style-name="T5"> </text:span><text:span text:style-name="T9">is limited since the <text:s/></text:span><text:span text:style-name="T5">framework is too primitive compared with Cucumber-JVM and jbehave.</text:span></text:p>
      <text:p text:style-name="P12"><text:span text:style-name="T5"/></text:p>
      <text:p text:style-name="P15"><text:span text:style-name="T14">CONCLUSION</text:span></text:p>
      <text:p text:style-name="Standard"/>
      <text:p text:style-name="Standard">The <text:span text:style-name="T1">jbehave</text:span> <text:span text:style-name="T2">should be recommend as the basic framework for development of <text:s/>acceptance tests</text:span>. It provides most of modern development tools and it conforms most of widely accepted standards. Moreover, <text:s/>it provides a very <text:span text:style-name="T2">comfortable </text:span>environment for developers with different skills. However, there are some <text:span text:style-name="T1">unclear</text:span> aspects. As it has already been mentioned, the <text:span text:style-name="T2">jbehave-team</text:span> <text:span text:style-name="T1">doesn't </text:span>consider Jenkins as the main-stream build-server. <text:s/>Instead, they consider another more modern server. In this respect, it is not clear usage of the <text:s/><text:a xlink:type="simple" xlink:href="http://puppetlabs.com/"><text:span text:style-name="T34">Puppet Labs</text:span></text:a><text:span text:style-name="T34"> framework. In comparison with </text:span><text:span text:style-name="T5">Cucumber-JVM,</text:span><text:span text:style-name="T34"> it is known that the <text:s/></text:span><text:span text:style-name="T5">Cucumber-JVM/Jenkins/ Puppet Labs </text:span><text:span text:style-name="T9">can used to create a complete reliable CI-Server.</text:span><text:span text:style-name="T34"> This topic needs some research and some experiments</text:span></text:p>
      <text:p text:style-name="Standard"><text:span text:style-name="T34"/></text:p>
      <text:p text:style-name="P9">References</text:p>
      <text:p text:style-name="Standard"><text:span text:style-name="T34">Checkout </text:span><text:a xlink:type="simple" xlink:href="mailto:git@git.ityx.de"><text:span text:style-name="T34">git@git.ityx.de</text:span></text:a><text:span text:style-name="T34">:ityx-all/ityx-test.git/BDD and look at README.xmind</text:span></text:p>
      <text:p text:style-name="Standard"><text:span text:style-name="T34">There is a lot of run-able examples with 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nsolas" svg:font-family="Consol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mitri Boulanger</meta:initial-creator>
    <meta:creation-date>2013-04-23T21:05:58.89</meta:creation-date>
    <dc:date>2014-07-15T17:19:25.51</dc:date>
    <meta:editing-duration>P1DT23H23M7S</meta:editing-duration>
    <meta:editing-cycles>56</meta:editing-cycles>
    <meta:generator>OpenOffice.org/3.3$Win32 OpenOffice.org_project/330m20$Build-9567</meta:generator>
    <meta:document-statistic meta:table-count="0" meta:image-count="0" meta:object-count="0" meta:page-count="2" meta:paragraph-count="60" meta:word-count="1199" meta:character-count="8400"/>
  </office:meta>
</office:document-meta>
</file>